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bottom" draw:auto-grow-height="false" fo:min-height="5.783cm" fo:min-width="6.843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bottom" draw:auto-grow-height="false" fo:min-height="11.31cm" fo:min-width="14.422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3.877cm" fo:min-width="13.788cm"/>
      <style:paragraph-properties style:writing-mode="lr-tb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2.925cm" fo:min-width="13.787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2.925cm" fo:min-width="5.633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dee7e5"/>
      <style:paragraph-properties fo:text-align="center" style:writing-mode="lr-tb"/>
      <style:text-properties fo:font-weight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-color="#e0c2cd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5ce"/>
      <style:paragraph-properties fo:text-align="center"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43cm" svg:height="6.033cm" draw:transform="skewX (-0.012915436464758) translate (1.834cm 14.97cm)">
          <text:p text:style-name="P1"><text:span text:style-name="T1">Ubuntu Apache image</text:span></text:p>
          <text:p text:style-name="P1"><text:span text:style-name="T1">Hash : eee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22cm" svg:height="11.56cm" svg:x="3.54cm" svg:y="1.505cm">
          <text:p text:style-name="P1"><text:span text:style-name="T1">Ubuntu image</text:span></text:p>
          <text:p text:style-name="P1"><text:span text:style-name="T1">Hash : ccc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4.288cm" svg:height="4.127cm" svg:x="3.857cm" svg:y="2.14cm">
          <text:p text:style-name="P3">Bootfs </text:p>
          <text:p text:style-name="P3">(kernel + cgroups + namespace)</text:p>
          <text:p text:style-name="P3"/>
          <text:p text:style-name="P3">Hash : aaaaa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4.287cm" svg:height="3.175cm" svg:x="3.74cm" svg:y="7.537cm">
          <text:p text:style-name="P3">Ubuntu base image</text:p>
          <text:p text:style-name="P3"/>
          <text:p text:style-name="P3">Hash : bbbbb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001cm" svg:y1="6.267cm" svg:x2="10.883cm" svg:y2="7.537cm" draw:start-shape="id1" draw:start-glue-point="2" draw:end-shape="id2" draw:end-glue-point="0" svg:d="M11001 6267l-118 1270" svg:viewBox="0 0 119 1271">
          <text:p/>
        </draw:connector>
        <draw:custom-shape draw:style-name="gr6" draw:text-style-name="P7" xml:id="id3" draw:id="id3" draw:layer="layout" svg:width="6.133cm" svg:height="3.175cm" svg:x="2.487cm" svg:y="15.287cm">
          <text:p text:style-name="P3">Add apache</text:p>
          <text:p text:style-name="P3"/>
          <text:p text:style-name="P3">Hash : ddd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0.883cm" svg:y1="10.712cm" svg:x2="5.553cm" svg:y2="15.287cm" draw:start-shape="id2" draw:start-glue-point="2" draw:end-shape="id3" draw:end-glue-point="0" svg:d="M10883 10712l-5330 4575" svg:viewBox="0 0 5331 4576">
          <text:p/>
        </draw:connector>
        <draw:custom-shape draw:style-name="gr1" draw:text-style-name="P2" draw:layer="layout" svg:width="7.343cm" svg:height="6.033cm" draw:transform="skewX (-0.012915436464758) translate (11.994cm 14.969cm)">
          <text:p text:style-name="P1"><text:span text:style-name="T1">Ubuntu Nginx image</text:span></text:p>
          <text:p text:style-name="P1"><text:span text:style-name="T1">Hash : ggg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6.133cm" svg:height="3.175cm" svg:x="12.647cm" svg:y="15.286cm">
          <text:p text:style-name="P3">Add nginx</text:p>
          <text:p text:style-name="P3"/>
          <text:p text:style-name="P3">Hash : ffff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91cm" svg:y1="10.686cm" svg:x2="15.713cm" svg:y2="15.286cm" draw:end-shape="id4" draw:end-glue-point="0" svg:d="M10910 10686l4803 4600" svg:viewBox="0 0 4804 4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1T01:11:21.490000183</meta:creation-date>
    <dc:date>2021-09-11T01:30:28.411372025</dc:date>
    <meta:editing-duration>PT15M57S</meta:editing-duration>
    <meta:editing-cycles>3</meta:editing-cycles>
    <meta:generator>LibreOffice/7.1.5.2$Linux_X86_64 LibreOffice_project/10$Build-2</meta:generator>
    <meta:document-statistic meta:object-count="10"/>
  </office:meta>
</office:document-meta>
</file>